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371cm" fo:min-width="22.519cm"/>
    </style:style>
    <style:style style:name="gr2" style:family="graphic" style:parent-style-name="standard">
      <style:graphic-properties draw:stroke="solid" svg:stroke-width="0.106cm" svg:stroke-color="#3465a4" draw:marker-start-width="0.358cm" draw:marker-end-width="0.358cm" draw:fill-color="#729fcf" draw:opacity="100%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9.219cm"/>
    </style:style>
    <style:style style:name="gr4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729fcf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5eb91e" fo:font-size="40pt" style:font-size-asian="40pt" style:font-size-complex="40pt"/>
    </style:style>
    <style:style style:name="P6" style:family="paragraph">
      <loext:graphic-properties draw:fill="none" draw:fill-color="#ffffff"/>
      <style:text-properties fo:color="#5eb91e" fo:font-size="40pt" style:font-size-asian="40pt" style:font-size-complex="40pt"/>
    </style:style>
    <style:style style:name="P7" style:family="paragraph">
      <style:text-properties fo:color="#3465a4" fo:font-size="48pt" style:font-size-asian="48pt" style:font-size-complex="48pt"/>
    </style:style>
    <style:style style:name="P8" style:family="paragraph">
      <loext:graphic-properties draw:fill="none" draw:fill-color="#ffffff"/>
      <style:text-properties fo:color="#3465a4" fo:font-size="48pt" style:font-size-asian="48pt" style:font-size-complex="48pt"/>
    </style:style>
    <style:style style:name="P9" style:family="paragraph">
      <style:paragraph-properties fo:text-align="center"/>
      <style:text-properties fo:color="#ffffff"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26pt" style:font-size-asian="26pt" style:font-size-complex="26pt"/>
    </style:style>
    <style:style style:name="T1" style:family="text">
      <style:text-properties fo:color="#5eb91e"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019cm" svg:height="15.621cm" svg:x="-0.159cm" svg:y="-0.12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9.718cm" svg:height="7.207cm" svg:x="12.82cm" svg:y="-0.111cm" svg:viewBox="0 0 9719 7208" svg:d="M0 25c3785 5916 4092 7183 5729 7183s3990-7208 3990-7208z">
          <text:p/>
        </draw:path>
        <draw:custom-shape draw:style-name="gr3" draw:text-style-name="P3" draw:layer="layout" svg:width="9.719cm" svg:height="0.189cm" svg:x="12.887cm" svg:y="-0.14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68cm" svg:y1="8.104cm" svg:x2="19.822cm" svg:y2="8.104cm">
          <text:p/>
        </draw:line>
        <draw:line draw:style-name="gr4" draw:text-style-name="P4" draw:layer="layout" svg:x1="12.948cm" svg:y1="8.104cm" svg:x2="12.764cm" svg:y2="1.66cm">
          <text:p/>
        </draw:line>
        <draw:frame draw:style-name="gr5" draw:text-style-name="P6" draw:layer="layout" svg:width="1.943cm" svg:height="1.826cm" svg:x="19.925cm" svg:y="7.43cm">
          <draw:text-box>
            <text:p text:style-name="P5"><text:span text:style-name="T1">x</text:span></text:p>
          </draw:text-box>
        </draw:frame>
        <draw:frame draw:style-name="gr5" draw:text-style-name="P6" draw:layer="layout" svg:width="1.944cm" svg:height="1.826cm" svg:x="12.252cm" svg:y="-0.07cm">
          <draw:text-box>
            <text:p text:style-name="P5"><text:span text:style-name="T1">y</text:span></text:p>
          </draw:text-box>
        </draw:frame>
        <draw:frame draw:style-name="gr6" draw:text-style-name="P8" draw:layer="layout" svg:width="6.731cm" svg:height="4.035cm" svg:x="15.327cm" svg:y="1.382cm">
          <draw:text-box>
            <text:p text:style-name="P7"><text:span text:style-name="T2">y ≥ f(x)</text:span></text:p>
          </draw:text-box>
        </draw:frame>
        <draw:frame draw:style-name="gr7" draw:text-style-name="P10" draw:layer="layout" svg:width="9.906cm" svg:height="2.301cm" svg:x="0.635cm" svg:y="9.51cm">
          <draw:text-box>
            <text:p text:style-name="P9"><text:span text:style-name="T3">Convex, but not strictly</text:span></text:p>
            <text:p text:style-name="P9"><text:span text:style-name="T3"/></text:p>
          </draw:text-box>
        </draw:frame>
        <draw:frame draw:style-name="gr7" draw:text-style-name="P10" draw:layer="layout" svg:width="6.477cm" svg:height="2.301cm" svg:x="14.478cm" svg:y="9.652cm">
          <draw:text-box>
            <text:p text:style-name="P9"><text:span text:style-name="T3">Stric</text:span><text:span text:style-name="T3">tly </text:span><text:span text:style-name="T3">con</text:span><text:span text:style-name="T3">vex</text:span></text:p>
            <text:p text:style-name="P9"><text:span text:style-name="T3"/></text:p>
          </draw:text-box>
        </draw:frame>
        <draw:line draw:style-name="gr4" draw:text-style-name="P4" draw:layer="layout" svg:x1="1.471cm" svg:y1="8.119cm" svg:x2="8.325cm" svg:y2="8.119cm">
          <text:p/>
        </draw:line>
        <draw:line draw:style-name="gr4" draw:text-style-name="P4" draw:layer="layout" svg:x1="1.451cm" svg:y1="8.119cm" svg:x2="1.267cm" svg:y2="1.675cm">
          <text:p/>
        </draw:line>
        <draw:frame draw:style-name="gr5" draw:text-style-name="P6" draw:layer="layout" svg:width="1.943cm" svg:height="1.826cm" svg:x="8.428cm" svg:y="7.445cm">
          <draw:text-box>
            <text:p text:style-name="P5"><text:span text:style-name="T1">x</text:span></text:p>
          </draw:text-box>
        </draw:frame>
        <draw:frame draw:style-name="gr5" draw:text-style-name="P6" draw:layer="layout" svg:width="1.944cm" svg:height="1.826cm" svg:x="0.755cm" svg:y="-0.055cm">
          <draw:text-box>
            <text:p text:style-name="P5"><text:span text:style-name="T1">y</text:span></text:p>
          </draw:text-box>
        </draw:frame>
        <draw:polygon draw:style-name="gr8" draw:text-style-name="P3" draw:layer="layout" svg:width="7.746cm" svg:height="7.746cm" svg:x="1.905cm" svg:y="-0.254cm" svg:viewBox="0 0 7747 7747" draw:points="0,0 3874,7747 7747,0">
          <text:p/>
        </draw:polygon>
        <draw:frame draw:style-name="gr6" draw:text-style-name="P8" draw:layer="layout" svg:width="6.731cm" svg:height="4.035cm" svg:x="3.048cm" svg:y="0.156cm">
          <draw:text-box>
            <text:p text:style-name="P7"><text:span text:style-name="T2">y ≥ f(x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4:33:50.028262993</dc:date>
    <meta:editing-duration>PT1H40M18S</meta:editing-duration>
    <meta:editing-cycles>10</meta:editing-cycles>
    <meta:generator>LibreOffice/6.4.7.2$Linux_X86_64 LibreOffice_project/40$Build-2</meta:generator>
    <meta:document-statistic meta:object-count="16"/>
  </office:meta>
</office:document-meta>
</file>